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
            <text:p>Catalogue</text:p>
          </table:table-cell>
          <table:table-cell table:style-name="ce7" office:value-type="string" office:string-value="Catalogue. Details">
            <text:p>Catalogue. Details</text:p>
          </table:table-cell>
          <table:table-cell table:style-name="ce7" office:value-type="string" office:string-value=""/>
          <table:table-cell table:style-name="ce7" office:value-type="string" office:string-value="Catalogue">
            <text:p>Catalogu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that describes items, prices, and price validity.">
            <text:p>A document that describes items, prices, and price validity.</text:p>
          </table:table-cell>
          <table:table-cell table:style-name="ce7" office:value-type="string" office:string-value=""/>
          <table:table-cell table:style-name="ce7" office:value-type="string"/>
          <table:table-cell table:style-name="ce7" office:value-type="string" office:string-value="2.0">
            <text:p>2.0</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Catalogue. UBL Version Identifier. Identifier">
            <text:p>Catalogue. UBL Version Identifier. Identifier</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Catalogue. Customization Identifier. Identifier">
            <text:p>Catalogue. Customization Identifier. Identifier</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Catalogue. Profile Identifier. Identifier">
            <text:p>Catalogue. Profile Identifier. Identifier</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Catalogue. Profile Execution Identifier. Identifier">
            <text:p>Catalogue. Profile Execution Identifier. Identifier</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Catalogue. Identifier">
            <text:p>Catalogue. Identifier</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8" office:string-value="Catalogue. UUID. Identifier">
            <text:p>Catalogue. UUID. Identifier</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8]&lt;&gt;&quot;&quot;;CONCATENATE([.F8];&quot; &quot;;[.G8]);[.G8])"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8]&lt;&gt;&quot;&quot;;CONCATENATE([.J8];&quot;_ &quot;;[.I8];&quot;. Type&quot;);CONCATENATE([.I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ActionCode">
            <text:p>ActionCode</text:p>
          </table:table-cell>
          <table:table-cell office:value-type="string" table:style-name="ce8" office:string-value="Catalogue. Action Code. Code">
            <text:p>Catalogue. Action Code. Code</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Action">
            <text:p>Action</text:p>
          </table:table-cell>
          <table:table-cell office:value-type="string" table:style-name="ce8" office:string-value="Code">
            <text:p>Code</text:p>
          </table:table-cell>
          <table:table-cell office:value-type="string" table:style-name="ce3" table:formula="of:=IF([.F9]&lt;&gt;&quot;&quot;;CONCATENATE([.F9];&quot; &quot;;[.G9]);[.G9])" office:string-value="Action Code">
            <text:p>Action Code</text:p>
          </table:table-cell>
          <table:table-cell office:value-type="string" table:style-name="ce8" office:string-value="Code">
            <text:p>Code</text:p>
          </table:table-cell>
          <table:table-cell table:style-name="ce8" office:value-type="string" office:string-value=""/>
          <table:table-cell office:value-type="string" table:style-name="ce3" table:formula="of:=IF([.J9]&lt;&gt;&quot;&quot;;CONCATENATE([.J9];&quot;_ &quot;;[.I9];&quot;. Type&quot;);CONCATENATE([.I9];&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whether the transaction is a replacement or an update.">
            <text:p>A code signifying whether the transaction is a replacement or an update.</text:p>
          </table:table-cell>
          <table:table-cell office:value-type="string" table:style-name="ce8" office:string-value="Replace , Update .">
            <text:p><text:s/>Replace , <text:s/>Update .</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Name">
            <text:p>Name</text:p>
          </table:table-cell>
          <table:table-cell office:value-type="string" table:style-name="ce8" office:string-value="Catalogue. Name">
            <text:p>Catalogue. Name</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table:style-name="ce8" office:value-type="string" office:string-value=""/>
          <table:table-cell office:value-type="string" table:style-name="ce8" office:string-value="Name">
            <text:p>Name</text:p>
          </table:table-cell>
          <table:table-cell office:value-type="string" table:style-name="ce3" table:formula="of:=IF([.F10]&lt;&gt;&quot;&quot;;CONCATENATE([.F10];&quot; &quot;;[.G10]);[.G10])" office:string-value="Name">
            <text:p>Name</text:p>
          </table:table-cell>
          <table:table-cell office:value-type="string" table:style-name="ce8" office:string-value="Name">
            <text:p>Name</text:p>
          </table:table-cell>
          <table:table-cell table:style-name="ce8" office:value-type="string" office:string-value=""/>
          <table:table-cell office:value-type="string" table:style-name="ce3" table:formula="of:=IF([.J10]&lt;&gt;&quot;&quot;;CONCATENATE([.J10];&quot;_ &quot;;[.I10];&quot;. Type&quot;);CONCATENATE([.I10];&quot;. Type&quot;))" office:string-value="Name. Type">
            <text:p>Na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ext, assigned by the sender, that identifies this document to business users.">
            <text:p>Text, assigned by the sender, that identifies this document to business users.</text:p>
          </table:table-cell>
          <table:table-cell office:value-type="string" table:style-name="ce8" office:string-value="winter 2005 collection ">
            <text:p><text:s/>winter 2005 collection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8) changed from A name given to a catalogue. to Text that identifies the Catalogue to business users. ">
            <text:p>Changes for UBL 2.0 Update Package: Definition (cell Q8) changed from <text:s/>A name given to a catalogue. <text:s/>to <text:s/>Text that identifies the Catalogue to business users. </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8" office:string-value="Catalogue. Issue Date. Date">
            <text:p>Catalogue. Issue Date. Date</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1]&lt;&gt;&quot;&quot;;CONCATENATE([.F11];&quot; &quot;;[.G11]);[.G11])"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8" office:string-value="Catalogue. Issue Time. Time">
            <text:p>Catalogue. Issue Time. Time</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2]&lt;&gt;&quot;&quot;;CONCATENATE([.F12];&quot; &quot;;[.G12]);[.G12])"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Date">
            <text:p>RevisionDate</text:p>
          </table:table-cell>
          <table:table-cell office:value-type="string" table:style-name="ce8" office:string-value="Catalogue. Revision Date. Date">
            <text:p>Catalogue. Revision Date. Date</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Revision">
            <text:p>Revision</text:p>
          </table:table-cell>
          <table:table-cell office:value-type="string" table:style-name="ce8" office:string-value="Date">
            <text:p>Date</text:p>
          </table:table-cell>
          <table:table-cell office:value-type="string" table:style-name="ce3" table:formula="of:=IF([.F13]&lt;&gt;&quot;&quot;;CONCATENATE([.F13];&quot; &quot;;[.G13]);[.G13])" office:string-value="Revision Date">
            <text:p>Revision Date</text:p>
          </table:table-cell>
          <table:table-cell office:value-type="string" table:style-name="ce8" office:string-value="Date">
            <text:p>Date</text:p>
          </table:table-cell>
          <table:table-cell table:style-name="ce8" office:value-type="string" office:string-value=""/>
          <table:table-cell office:value-type="string" table:style-name="ce3" table:formula="of:=IF([.J13]&lt;&gt;&quot;&quot;;CONCATENATE([.J13];&quot;_ &quot;;[.I13];&quot;. Type&quot;);CONCATENATE([.I13];&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ller party, on which the information in the Catalogue was last revised.">
            <text:p>The date, assigned by the seller party, on which the information in the Catalogue was last revis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Time">
            <text:p>RevisionTime</text:p>
          </table:table-cell>
          <table:table-cell office:value-type="string" table:style-name="ce8" office:string-value="Catalogue. Revision Time. Time">
            <text:p>Catalogue. Revision Time. Time</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Revision">
            <text:p>Revision</text:p>
          </table:table-cell>
          <table:table-cell office:value-type="string" table:style-name="ce8" office:string-value="Time">
            <text:p>Time</text:p>
          </table:table-cell>
          <table:table-cell office:value-type="string" table:style-name="ce3" table:formula="of:=IF([.F14]&lt;&gt;&quot;&quot;;CONCATENATE([.F14];&quot; &quot;;[.G14]);[.G14])" office:string-value="Revision Time">
            <text:p>Revision Time</text:p>
          </table:table-cell>
          <table:table-cell office:value-type="string" table:style-name="ce8" office:string-value="Time">
            <text:p>Time</text:p>
          </table:table-cell>
          <table:table-cell table:style-name="ce8" office:value-type="string" office:string-value=""/>
          <table:table-cell office:value-type="string" table:style-name="ce3" table:formula="of:=IF([.J14]&lt;&gt;&quot;&quot;;CONCATENATE([.J14];&quot;_ &quot;;[.I14];&quot;. Type&quot;);CONCATENATE([.I14];&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ller party, at which the information in the Catalogue was last revised.">
            <text:p>The time, assigned by the Seller party, at which the information in the Catalogue was last revised.</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8" office:string-value="Catalogue. Note. Text">
            <text:p>Catalogue. Note. Text</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5]&lt;&gt;&quot;&quot;;CONCATENATE([.F15];&quot; &quot;;[.G15]);[.G15])"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5]&lt;&gt;&quot;&quot;;CONCATENATE([.J15];&quot;_ &quot;;[.I15];&quot;. Type&quot;);CONCATENATE([.I15];&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8" office:string-value="Catalogue. Description. Text">
            <text:p>Catalogue. Description. Text</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table:style-name="ce8" office:value-type="string" office:string-value=""/>
          <table:table-cell office:value-type="string" table:style-name="ce8" office:string-value="Description">
            <text:p>Description</text:p>
          </table:table-cell>
          <table:table-cell office:value-type="string" table:style-name="ce3" table:formula="of:=IF([.F16]&lt;&gt;&quot;&quot;;CONCATENATE([.F16];&quot; &quot;;[.G16]);[.G16])" office:string-value="Description">
            <text:p>Description</text:p>
          </table:table-cell>
          <table:table-cell office:value-type="string" table:style-name="ce8" office:string-value="Text">
            <text:p>Text</text:p>
          </table:table-cell>
          <table:table-cell table:style-name="ce8" office:value-type="string" office:string-value=""/>
          <table:table-cell office:value-type="string" table:style-name="ce3" table:formula="of:=IF([.J16]&lt;&gt;&quot;&quot;;CONCATENATE([.J16];&quot;_ &quot;;[.I16];&quot;. Type&quot;);CONCATENATE([.I16];&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Textual description of the document instance.">
            <text:p>Textual description of the document instance.</text:p>
          </table:table-cell>
          <table:table-cell office:value-type="string" table:style-name="ce8" office:string-value="computer accessories for laptops ">
            <text:p><text:s/>computer accessories for laptops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table:style-name="ce8" office:value-type="string" office:string-value=""/>
          <table:table-cell office:value-type="string" table:style-name="ce8" office:string-value="Changes for UBL 2.0 Update Package: Definition (cell Q14) changed from A description of the catalogue. to Textual description of the document instance. ">
            <text:p>Changes for UBL 2.0 Update Package: Definition (cell Q14) changed from <text:s/>A description of the catalogue. <text:s/>to <text:s/>Textual description of the document instance. </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VersionID">
            <text:p>VersionID</text:p>
          </table:table-cell>
          <table:table-cell office:value-type="string" table:style-name="ce8" office:string-value="Catalogue. Version. Identifier">
            <text:p>Catalogue. Version. Identifier</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table:style-name="ce8" office:value-type="string" office:string-value=""/>
          <table:table-cell office:value-type="string" table:style-name="ce8" office:string-value="Version">
            <text:p>Version</text:p>
          </table:table-cell>
          <table:table-cell office:value-type="string" table:style-name="ce3" table:formula="of:=IF([.F17]&lt;&gt;&quot;&quot;;CONCATENATE([.F17];&quot; &quot;;[.G17]);[.G17])"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7]&lt;&gt;&quot;&quot;;CONCATENATE([.J17];&quot;_ &quot;;[.I17];&quot;. Type&quot;);CONCATENATE([.I1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e current version of the Catalogue.">
            <text:p>An identifier for the current version of the Catalogue.</text:p>
          </table:table-cell>
          <table:table-cell office:value-type="string" table:style-name="ce8" office:string-value="1.1 ">
            <text:p><text:s/>1.1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eviousVersionID">
            <text:p>PreviousVersionID</text:p>
          </table:table-cell>
          <table:table-cell office:value-type="string" table:style-name="ce8" office:string-value="Catalogue. Previous_ Version. Identifier">
            <text:p>Catalogue. Previous_ Version. Identifier</text:p>
          </table:table-cell>
          <table:table-cell table:style-name="ce8" office:value-type="string" office:string-value=""/>
          <table:table-cell office:value-type="string" table:style-name="ce8" office:string-value="Catalogue">
            <text:p>Catalogue</text:p>
          </table:table-cell>
          <table:table-cell office:value-type="string" table:style-name="ce8" office:string-value="Previous">
            <text:p>Previous</text:p>
          </table:table-cell>
          <table:table-cell table:style-name="ce8" office:value-type="string" office:string-value=""/>
          <table:table-cell office:value-type="string" table:style-name="ce8" office:string-value="Version">
            <text:p>Version</text:p>
          </table:table-cell>
          <table:table-cell office:value-type="string" table:style-name="ce3" table:formula="of:=IF([.F18]&lt;&gt;&quot;&quot;;CONCATENATE([.F18];&quot; &quot;;[.G18]);[.G18])" office:string-value="Version">
            <text:p>Version</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8]&lt;&gt;&quot;&quot;;CONCATENATE([.J18];&quot;_ &quot;;[.I18];&quot;. Type&quot;);CONCATENATE([.I18];&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e previous version of the Catalogue that is superseded by this version.">
            <text:p>An identifier for the previous version of the Catalogue that is superseded by this version.</text:p>
          </table:table-cell>
          <table:table-cell office:value-type="string" table:style-name="ce8" office:string-value="1.0 ">
            <text:p><text:s/>1.0 </text:p>
          </table:table-cell>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LineCountNumeric">
            <text:p>LineCountNumeric</text:p>
          </table:table-cell>
          <table:table-cell office:value-type="string" table:style-name="ce8" office:string-value="Catalogue. Line Count. Numeric">
            <text:p>Catalogue. Line Count. Numeric</text:p>
          </table:table-cell>
          <table:table-cell table:style-name="ce8" office:value-type="string" office:string-value=""/>
          <table:table-cell office:value-type="string" table:style-name="ce8" office:string-value="Catalogue">
            <text:p>Catalogue</text:p>
          </table:table-cell>
          <table:table-cell table:style-name="ce8" office:value-type="string" office:string-value=""/>
          <table:table-cell office:value-type="string" table:style-name="ce8" office:string-value="Line">
            <text:p>Line</text:p>
          </table:table-cell>
          <table:table-cell office:value-type="string" table:style-name="ce8" office:string-value="Count">
            <text:p>Count</text:p>
          </table:table-cell>
          <table:table-cell office:value-type="string" table:style-name="ce3" table:formula="of:=IF([.F19]&lt;&gt;&quot;&quot;;CONCATENATE([.F19];&quot; &quot;;[.G19]);[.G19])" office:string-value="Line Count">
            <text:p>Line Count</text:p>
          </table:table-cell>
          <table:table-cell office:value-type="string" table:style-name="ce8" office:string-value="Numeric">
            <text:p>Numeric</text:p>
          </table:table-cell>
          <table:table-cell table:style-name="ce8" office:value-type="string" office:string-value=""/>
          <table:table-cell office:value-type="string" table:style-name="ce3" table:formula="of:=IF([.J19]&lt;&gt;&quot;&quot;;CONCATENATE([.J19];&quot;_ &quot;;[.I19];&quot;. Type&quot;);CONCATENATE([.I19];&quot;. Type&quot;))" office:string-value="Numeric. Type">
            <text:p>Numeric.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number of Catalogue Lines in the document.">
            <text:p>The number of Catalogue Lines in the document.</text:p>
          </table:table-cell>
          <table:table-cell table:style-name="ce8" office:value-type="string" office:string-value=""/>
          <table:table-cell table:style-name="ce8" office:value-type="string"/>
          <table:table-cell office:value-type="string" table:style-name="ce8" office:string-value="2.0">
            <text:p>2.0</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ValidityPeriod">
            <text:p>ValidityPeriod</text:p>
          </table:table-cell>
          <table:table-cell table:style-name="ce9" office:value-type="string" office:string-value="Catalogue. Validity_ Period. Period">
            <text:p>Catalogue. Validity_ Period. Period</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Validity">
            <text:p>Validity</text:p>
          </table:table-cell>
          <table:table-cell table:style-name="ce9" office:value-type="string" office:string-value=""/>
          <table:table-cell table:style-name="ce9" office:value-type="string" office:string-value=""/>
          <table:table-cell table:style-name="ce9" table:formula="of:=[.M20]"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eriod, assigned by the seller, during which the information in the Catalogue is effective. This may be given as start and end dates or as a duration.">
            <text:p>A period, assigned by the seller, during which the information in the Catalogue is effective. This may be given as start and end dates or as a dur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Contract">
            <text:p>ReferencedContract</text:p>
          </table:table-cell>
          <table:table-cell table:style-name="ce9" office:value-type="string" office:string-value="Catalogue. Referenced_ Contract. Contract">
            <text:p>Catalogue. Referenced_ Contract. Contract</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Referenced">
            <text:p>Referenced</text:p>
          </table:table-cell>
          <table:table-cell table:style-name="ce9" office:value-type="string" office:string-value=""/>
          <table:table-cell table:style-name="ce9" office:value-type="string" office:string-value=""/>
          <table:table-cell table:style-name="ce9" table:formula="of:=[.M21]" office:value-type="string" office:string-value="Contract">
            <text:p>Contract</text:p>
          </table:table-cell>
          <table:table-cell table:style-name="ce9" office:value-type="string" office:string-value="Contract">
            <text:p>Contra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
            <text:p>Contrac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contract or framework agreement with which this Catalogue is associated.">
            <text:p>A contract or framework agreement with which this Catalogue i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ourceCatalogueReference">
            <text:p>SourceCatalogueReference</text:p>
          </table:table-cell>
          <table:table-cell table:style-name="ce9" office:value-type="string" office:string-value="Catalogue. Source_ Catalogue Reference. Catalogue Reference">
            <text:p>Catalogue. Source_ Catalogue Reference. Catalogue Reference</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Source">
            <text:p>Source</text:p>
          </table:table-cell>
          <table:table-cell table:style-name="ce9" office:value-type="string" office:string-value=""/>
          <table:table-cell table:style-name="ce9" office:value-type="string" office:string-value=""/>
          <table:table-cell table:style-name="ce9" table:formula="of:=[.M22]" office:value-type="string" office:string-value="Catalogue Reference">
            <text:p>Catalogue Reference</text:p>
          </table:table-cell>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atalogue Reference">
            <text:p>Catalogue Reference</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reference to the source catalogue.">
            <text:p>A reference to the source catalogu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9" office:value-type="string" office:string-value="Catalogue. Document Reference">
            <text:p>Catalogue. Document Reference</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s for UBL 2.0 Update Package: Modified definition text">
            <text:p>Changes for UBL 2.0 Update Package: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9" office:value-type="string" office:string-value="Catalogue. Signature">
            <text:p>Catalogue. Signature</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viderParty">
            <text:p>ProviderParty</text:p>
          </table:table-cell>
          <table:table-cell table:style-name="ce9" office:value-type="string" office:string-value="Catalogue. Provider_ Party. Party">
            <text:p>Catalogue. Provider_ Party. Party</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Provider">
            <text:p>Provider</text:p>
          </table:table-cell>
          <table:table-cell table:style-name="ce9" office:value-type="string" office:string-value=""/>
          <table:table-cell table:style-name="ce9" office:value-type="string" office:string-value=""/>
          <table:table-cell table:style-name="ce9" table:formula="of:=[.M25]"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providing the Catalogue.">
            <text:p>The party providing the Catalogu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ReceiverParty">
            <text:p>ReceiverParty</text:p>
          </table:table-cell>
          <table:table-cell table:style-name="ce9" office:value-type="string" office:string-value="Catalogue. Receiver_ Party. Party">
            <text:p>Catalogue. Receiver_ Party. Party</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6]"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party receiving the Catalogue.">
            <text:p>The party receiving the Catalogu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ellerSupplierParty">
            <text:p>SellerSupplierParty</text:p>
          </table:table-cell>
          <table:table-cell table:style-name="ce9" office:value-type="string" office:string-value="Catalogue. Seller_ Supplier Party. Supplier Party">
            <text:p>Catalogue. Seller_ Supplier Party. Supplier Party</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7]"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ontractorCustomerParty">
            <text:p>ContractorCustomerParty</text:p>
          </table:table-cell>
          <table:table-cell table:style-name="ce9" office:value-type="string" office:string-value="Catalogue. Contractor_ Customer Party. Customer Party">
            <text:p>Catalogue. Contractor_ Customer Party. Customer Party</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Contractor">
            <text:p>Contractor</text:p>
          </table:table-cell>
          <table:table-cell table:style-name="ce9" office:value-type="string" office:string-value=""/>
          <table:table-cell table:style-name="ce9" office:value-type="string" office:string-value=""/>
          <table:table-cell table:style-name="ce9" table:formula="of:=[.M28]"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customer party responsible for the contracts with which the Catalogue is associated.">
            <text:p>The customer party responsible for the contracts with which the Catalogue is associat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radingTerms">
            <text:p>TradingTerms</text:p>
          </table:table-cell>
          <table:table-cell table:style-name="ce9" office:value-type="string" office:string-value="Catalogue. Trading Terms">
            <text:p>Catalogue. Trading Terms</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9]" office:value-type="string" office:string-value="Trading Terms">
            <text:p>Trading Terms</text:p>
          </table:table-cell>
          <table:table-cell table:style-name="ce9" office:value-type="string" office:string-value="Trading Terms">
            <text:p>Trading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rading Terms">
            <text:p>Trading Terms</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The trading terms associated with this Catalogue.">
            <text:p>The trading terms associated with this Catalogu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Line">
            <text:p>CatalogueLine</text:p>
          </table:table-cell>
          <table:table-cell table:style-name="ce9" office:value-type="string" office:string-value="Catalogue. Catalogue Line">
            <text:p>Catalogue. Catalogue Line</text:p>
          </table:table-cell>
          <table:table-cell table:style-name="ce9" office:value-type="string" office:string-value=""/>
          <table:table-cell table:style-name="ce9" office:value-type="string" office:string-value="Catalogue">
            <text:p>Catalogu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30]" office:value-type="string" office:string-value="Catalogue Line">
            <text:p>Catalogue Line</text:p>
          </table:table-cell>
          <table:table-cell table:style-name="ce9" office:value-type="string" office:string-value="Catalogue Line">
            <text:p>Catalogue Lin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atalogue Line">
            <text:p>Catalogue Lin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line in a Catalogue describing an item of sale.">
            <text:p>A line in a Catalogue describing an item of sa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